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208e5" officeooo:paragraph-rsid="001208e5"/>
    </style:style>
    <style:style style:name="P2" style:family="paragraph" style:parent-style-name="Standard">
      <style:paragraph-properties fo:text-align="center" style:justify-single-word="false"/>
      <style:text-properties officeooo:paragraph-rsid="001208e5"/>
    </style:style>
    <style:style style:name="P3" style:family="paragraph" style:parent-style-name="Standard">
      <style:text-properties officeooo:rsid="00152a0b" officeooo:paragraph-rsid="00152a0b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1a5538"/>
    </style:style>
    <style:style style:name="P6" style:family="paragraph" style:parent-style-name="Table_20_Contents">
      <style:paragraph-properties fo:text-align="center" style:justify-single-word="false"/>
      <style:text-properties officeooo:rsid="00034c00" officeooo:paragraph-rsid="0016eac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34c00" officeooo:paragraph-rsid="0016eac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45907" officeooo:paragraph-rsid="0016eac6"/>
    </style:style>
    <style:style style:name="T1" style:family="text">
      <style:text-properties officeooo:rsid="001208e5"/>
    </style:style>
    <style:style style:name="T2" style:family="text">
      <style:text-properties officeooo:rsid="0013c3e7"/>
    </style:style>
    <style:style style:name="T3" style:family="text">
      <style:text-properties officeooo:rsid="0016eac6"/>
    </style:style>
    <style:style style:name="T4" style:family="text">
      <style:text-properties officeooo:rsid="00034c00"/>
    </style:style>
    <style:style style:name="T5" style:family="text">
      <style:text-properties officeooo:rsid="0018951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55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st (smartphone, PC, gateway) to weather station protocol</text:p>
      <text:p text:style-name="P1">by Shakti Lucidia (<text:a xlink:type="simple" xlink:href="mailto:shakti_lucidia@proton.me" text:style-name="Internet_20_link" text:visited-style-name="Visited_20_Internet_20_Link">shakti_lucidia@proton.me</text:a>)</text:p>
      <text:p text:style-name="P2"><text:span text:style-name="T1">License: AGPLv3 </text:span><text:span text:style-name="T2">or later version</text:span></text:p>
      <text:p text:style-name="P3"/>
      <text:p text:style-name="P3">While data exchange potentially can be carried over various media, in this document mew <text:span text:style-name="T3">will assume that communications are made via Bluetooth-RFCOMM (i.e. via virtual UART).</text:span></text:p>
      <text:p text:style-name="Standard"/>
      <text:p text:style-name="Subtitle">Common packet format</text:p>
      <text:p text:style-name="P4"><text:span text:style-name="T4">All packets (</text:span><text:span text:style-name="T3">in </text:span><text:span text:style-name="T4">both directions) have the same basic structure: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Full packet length</text:p>
          </table:table-cell>
          <table:table-cell table:style-name="Table1.A1" office:value-type="string">
            <text:p text:style-name="P7">Payload</text:p>
          </table:table-cell>
          <table:table-cell table:style-name="Table1.D1" office:value-type="string">
            <text:p text:style-name="P7">CRC</text:p>
          </table:table-cell>
        </table:table-row>
        <table:table-row>
          <table:table-cell table:style-name="Table1.A2" office:value-type="string">
            <text:p text:style-name="P7">Size</text:p>
          </table:table-cell>
          <table:table-cell table:style-name="Table1.A2" office:value-type="string">
            <text:p text:style-name="P6">1 byte</text:p>
          </table:table-cell>
          <table:table-cell table:style-name="Table1.A2" office:value-type="string">
            <text:p text:style-name="P6">1-<text:span text:style-name="T5">250</text:span> bytes</text:p>
          </table:table-cell>
          <table:table-cell table:style-name="Table1.D2" office:value-type="string">
            <text:p text:style-name="P6">4 bytes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A2" office:value-type="string">
            <text:p text:style-name="P6">Full packet length (including CRC and packet length byte). Value must be <text:span text:style-name="T5">in </text:span>[6-<text:span text:style-name="T3">255</text:span>] <text:span text:style-name="T5">range</text:span>.</text:p>
          </table:table-cell>
          <table:table-cell table:style-name="Table1.A2" office:value-type="string">
            <text:p text:style-name="P8">Just a payload, here can be anything.</text:p>
          </table:table-cell>
          <table:table-cell table:style-name="Table1.D2" office:value-type="string">
            <text:p text:style-name="P8">Standard CRC32, calculated over f<text:span text:style-name="T6">ull packet length</text:span> and <text:span text:style-name="T6">payload</text:span> fields.</text:p>
          </table:table-cell>
        </table:table-row>
      </table:table>
      <text:p text:style-name="Standard"/>
      <text:p text:style-name="Standard">Packets with wrong full length (i.e. not <text:span text:style-name="T7">in</text:span> [6-<text:span text:style-name="T7">255</text:span>] range) <text:span text:style-name="T7">are</text:span> discarded immediately.</text:p>
      <text:p text:style-name="Standard"/>
      <text:p text:style-name="Standard">CRC32 is re-calculated on the receiving side after packet reception, packets with incorrect CRC <text:span text:style-name="T7">are</text:span> discarded to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7:14:32.800479012</meta:creation-date>
    <meta:generator>LibreOffice/25.2.4.3$Linux_X86_64 LibreOffice_project/520$Build-3</meta:generator>
    <dc:date>2025-07-23T18:26:05.787438716</dc:date>
    <meta:editing-duration>PT10M49S</meta:editing-duration>
    <meta:editing-cycles>5</meta:editing-cycles>
    <meta:document-statistic meta:table-count="1" meta:image-count="0" meta:object-count="0" meta:page-count="1" meta:paragraph-count="19" meta:word-count="131" meta:character-count="854" meta:non-whitespace-character-count="742"/>
  </office:meta>
</office:document-meta>
</file>